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252801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60552" calcext:value-type="float">
            <text:p>127.8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2801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18592" calcext:value-type="float">
            <text:p>127.4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2801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2728" calcext:value-type="float">
            <text:p>126.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2801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27408" calcext:value-type="float">
            <text:p>126.3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2801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9848" calcext:value-type="float">
            <text:p>124.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2801</text:p>
          </table:table-cell>
          <table:table-cell office:value-type="string" calcext:value-type="string">
            <text:p>201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7176" calcext:value-type="float">
            <text:p>124.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2801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076" calcext:value-type="float">
            <text:p>137.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2801</text:p>
          </table:table-cell>
          <table:table-cell office:value-type="string" calcext:value-type="string">
            <text:p>201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34888" calcext:value-type="float">
            <text:p>132.8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2801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06472" calcext:value-type="float">
            <text:p>129.5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2801</text:p>
          </table:table-cell>
          <table:table-cell office:value-type="string" calcext:value-type="string">
            <text:p>201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93168" calcext:value-type="float">
            <text:p>126.6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2801</text:p>
          </table:table-cell>
          <table:table-cell office:value-type="string" calcext:value-type="string">
            <text:p>201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21824" calcext:value-type="float">
            <text:p>124.3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2801</text:p>
          </table:table-cell>
          <table:table-cell office:value-type="string" calcext:value-type="string">
            <text:p>200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44896" calcext:value-type="float">
            <text:p>119.9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2801</text:p>
          </table:table-cell>
          <table:table-cell office:value-type="string" calcext:value-type="string">
            <text:p>200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39824" calcext:value-type="float">
            <text:p>115.9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2801</text:p>
          </table:table-cell>
          <table:table-cell office:value-type="string" calcext:value-type="string">
            <text:p>200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03832" calcext:value-type="float">
            <text:p>116.0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2801</text:p>
          </table:table-cell>
          <table:table-cell office:value-type="string" calcext:value-type="string">
            <text:p>200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47472" calcext:value-type="float">
            <text:p>114.6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2801</text:p>
          </table:table-cell>
          <table:table-cell office:value-type="string" calcext:value-type="string">
            <text:p>200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31904" calcext:value-type="float">
            <text:p>113.5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2801</text:p>
          </table:table-cell>
          <table:table-cell office:value-type="string" calcext:value-type="string">
            <text:p>200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3024" calcext:value-type="float">
            <text:p>107.2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2801</text:p>
          </table:table-cell>
          <table:table-cell office:value-type="string" calcext:value-type="string">
            <text:p>200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21376" calcext:value-type="float">
            <text:p>107.0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2801</text:p>
          </table:table-cell>
          <table:table-cell office:value-type="string" calcext:value-type="string">
            <text:p>1998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37128" calcext:value-type="float">
            <text:p>105.0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2801</text:p>
          </table:table-cell>
          <table:table-cell office:value-type="string" calcext:value-type="string">
            <text:p>1997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37184" calcext:value-type="float">
            <text:p>102.4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2801</text:p>
          </table:table-cell>
          <table:table-cell office:value-type="string" calcext:value-type="string">
            <text:p>199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2784" calcext:value-type="float">
            <text:p>100.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2801</text:p>
          </table:table-cell>
          <table:table-cell office:value-type="string" calcext:value-type="string">
            <text:p>199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12016" calcext:value-type="float">
            <text:p>100.7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2801</text:p>
          </table:table-cell>
          <table:table-cell office:value-type="string" calcext:value-type="string">
            <text:p>199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328" calcext:value-type="float">
            <text:p>98.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2801</text:p>
          </table:table-cell>
          <table:table-cell office:value-type="string" calcext:value-type="string">
            <text:p>199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9224" calcext:value-type="float">
            <text:p>99.7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2801</text:p>
          </table:table-cell>
          <table:table-cell office:value-type="string" calcext:value-type="string">
            <text:p>199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1744" calcext:value-type="float">
            <text:p>97.0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2801</text:p>
          </table:table-cell>
          <table:table-cell office:value-type="string" calcext:value-type="string">
            <text:p>198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936" calcext:value-type="float">
            <text:p>93.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2801</text:p>
          </table:table-cell>
          <table:table-cell office:value-type="string" calcext:value-type="string">
            <text:p>198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8968" calcext:value-type="float">
            <text:p>92.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2801</text:p>
          </table:table-cell>
          <table:table-cell office:value-type="string" calcext:value-type="string">
            <text:p>198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6544" calcext:value-type="float">
            <text:p>89.6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2801</text:p>
          </table:table-cell>
          <table:table-cell office:value-type="string" calcext:value-type="string">
            <text:p>198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9216" calcext:value-type="float">
            <text:p>85.9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2801</text:p>
          </table:table-cell>
          <table:table-cell office:value-type="string" calcext:value-type="string">
            <text:p>198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8492" calcext:value-type="float">
            <text:p>85.0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2801</text:p>
          </table:table-cell>
          <table:table-cell office:value-type="string" calcext:value-type="string">
            <text:p>197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6496" calcext:value-type="float">
            <text:p>90.8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